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3068143.95438" calcext:value-type="float">
            <text:p>93,068,144</text:p>
          </table:table-cell>
          <table:table-cell table:style-name="ce32"/>
          <table:table-cell table:style-name="ce11" table:formula="of:=[.W9]" office:value-type="float" office:value="5323597.64999999" calcext:value-type="float">
            <text:p>5,323,597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5.477652666667" calcext:value-type="float">
            <text:p>235.5</text:p>
          </table:table-cell>
          <table:table-cell table:style-name="ce10" table:formula="of:=1.1%*(1+[.S22])/60" office:value-type="percentage" office:value="0.00337883333333333" calcext:value-type="percentage">
            <text:p>0.34%</text:p>
          </table:table-cell>
          <table:table-cell table:style-name="ce9" table:formula="of:=[.W2]*60" office:value-type="percentage" office:value="0.20273" calcext:value-type="percentage">
            <text:p>20.27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50.672" calcext:value-type="float">
            <text:p>750.672</text:p>
          </table:table-cell>
          <table:table-cell table:formula="of:=SUM([.AL3:.AL5])" office:value-type="float" office:value="1654.94650464" calcext:value-type="float">
            <text:p>1654.94650464</text:p>
          </table:table-cell>
          <table:table-cell table:formula="of:=SUM([.AM3:.AM5])" office:value-type="float" office:value="0.82747325232" calcext:value-type="float">
            <text:p>0.8274732523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0.45" calcext:value-type="float">
            <text:p>50.45</text:p>
          </table:table-cell>
          <table:table-cell table:style-name="ce6"/>
          <table:table-cell table:style-name="ce12" table:formula="of:=[.V10]" office:value-type="percentage" office:value="50.45" calcext:value-type="percentage">
            <text:p>504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490" calcext:value-type="float">
            <text:p>7490.0</text:p>
          </table:table-cell>
          <table:table-cell/>
          <table:table-cell table:style-name="ce6"/>
          <table:table-cell table:style-name="ce6" table:formula="of:=[.V11]" office:value-type="float" office:value="19.48" calcext:value-type="float">
            <text:p>19.48</text:p>
          </table:table-cell>
          <table:table-cell table:style-name="ce6"/>
          <table:table-cell table:style-name="ce12" table:formula="of:=[.V11]" office:value-type="percentage" office:value="19.48" calcext:value-type="percentage">
            <text:p>19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65" calcext:value-type="float">
            <text:p>6.65</text:p>
          </table:table-cell>
          <table:table-cell table:number-columns-repeated="2"/>
          <table:table-cell table:formula="of:=[.AA4]*[.AC4]*[.AD4]*[.AE4]*[.AF4]*[.AG4]*[.AH4]" office:value-type="float" office:value="497.952" calcext:value-type="float">
            <text:p>497.952</text:p>
          </table:table-cell>
          <table:table-cell table:style-name="ce42" table:formula="of:=[.AK4]*2.20462" office:value-type="float" office:value="1097.79493824" calcext:value-type="float">
            <text:p>1097.79</text:p>
          </table:table-cell>
          <table:table-cell table:style-name="ce42" table:formula="of:=[.AL4]/2000" office:value-type="float" office:value="0.54889746912" calcext:value-type="float">
            <text:p>0.5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V12]" office:value-type="float" office:value="6.48" calcext:value-type="float">
            <text:p>6.48</text:p>
          </table:table-cell>
          <table:table-cell table:style-name="ce6"/>
          <table:table-cell table:style-name="ce12" table:formula="of:=[.V12]" office:value-type="percentage" office:value="6.48" calcext:value-type="percentage">
            <text:p>6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1.304152666667" calcext:value-type="float">
            <text:p>331.3</text:p>
          </table:table-cell>
          <table:table-cell table:style-name="ce10" table:formula="of:=1.1%*(1+[.S22]+750%)/60" office:value-type="percentage" office:value="0.00475383333333333" calcext:value-type="percentage">
            <text:p>0.48%</text:p>
          </table:table-cell>
          <table:table-cell table:style-name="ce9" table:formula="of:=[.W5]*60" office:value-type="percentage" office:value="0.28523" calcext:value-type="percentage">
            <text:p>28.52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240" calcext:value-type="float">
            <text:p>23240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6.65" calcext:value-type="percentage">
            <text:p>166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3807.12" calcext:value-type="float">
            <text:p>63807.12</text:p>
          </table:table-cell>
          <table:table-cell table:formula="of:=[.AL2]*[.$AJ$7]" office:value-type="float" office:value="140670.4528944" calcext:value-type="float">
            <text:p>140670.4528944</text:p>
          </table:table-cell>
          <table:table-cell table:formula="of:=[.AM2]*[.$AJ$7]" office:value-type="float" office:value="70.3352264472" calcext:value-type="float">
            <text:p>70.33522644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5924274.082" calcext:value-type="float">
            <text:p>25924274.082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3068143.95438" calcext:value-type="float">
            <text:p>93068143.95438</text:p>
          </table:table-cell>
          <table:table-cell table:style-name="ce6" table:formula="of:=([.T11]+[.T12])/2" office:value-type="float" office:value="5323597.64999999" calcext:value-type="float">
            <text:p>5323597.64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60212013.82676" calcext:value-type="float">
            <text:p>160212013.8267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0.45" calcext:value-type="percentage">
            <text:p>504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522911051213" calcext:value-type="percentage">
            <text:p>98.652%</text:p>
          </table:table-cell>
          <table:table-cell table:formula="of:=1/(1-[.R11])" office:value-type="float" office:value="74.2000000000005" calcext:value-type="float">
            <text:p>74.2000000000005</text:p>
          </table:table-cell>
          <table:table-cell table:formula="of:=[.$T$2]*[.S11]" office:value-type="float" office:value="5171146.40000004" calcext:value-type="float">
            <text:p>5171146.4000000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19.48" calcext:value-type="percentage">
            <text:p>19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273305758829" calcext:value-type="percentage">
            <text:p>98.727%</text:p>
          </table:table-cell>
          <table:table-cell table:formula="of:=1/(1-[.R12])" office:value-type="float" office:value="78.5749999999991" calcext:value-type="float">
            <text:p>78.5749999999991</text:p>
          </table:table-cell>
          <table:table-cell table:formula="of:=[.$T$2]*[.S12]" office:value-type="float" office:value="5476048.89999993" calcext:value-type="float">
            <text:p>5476048.89999993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48" calcext:value-type="percentage">
            <text:p>6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6898108405021" calcext:value-type="percentage">
            <text:p>98.690%</text:p>
          </table:table-cell>
          <table:table-cell table:style-name="ce14" table:formula="of:=([.S11]+[.S12])/2" office:value-type="float" office:value="76.3874999999998" calcext:value-type="float">
            <text:p>76.4</text:p>
          </table:table-cell>
          <table:table-cell table:formula="of:=[.$T$2]*[.S13]" office:value-type="float" office:value="5323597.64999999" calcext:value-type="float">
            <text:p>5323597.64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45" calcext:value-type="percentage">
            <text:p>44.5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034699371822" calcext:value-type="percentage">
            <text:p>98.803%</text:p>
          </table:table-cell>
          <table:table-cell table:formula="of:=1/(1-[.R16])" office:value-type="float" office:value="83.5750000000018" calcext:value-type="float">
            <text:p>83.5750000000018</text:p>
          </table:table-cell>
          <table:table-cell table:formula="of:=[.$T$2]*[.S16]" office:value-type="float" office:value="5824508.90000013" calcext:value-type="float">
            <text:p>5824508.90000013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490.0]" calcext:value-type="string">
            <text:p>Str: <text:s/>535 <text:s/>[7,490.0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8629903354179" calcext:value-type="percentage">
            <text:p>98.863%</text:p>
          </table:table-cell>
          <table:table-cell table:formula="of:=1/(1-[.R17])" office:value-type="float" office:value="87.9500000000038" calcext:value-type="float">
            <text:p>87.9500000000038</text:p>
          </table:table-cell>
          <table:table-cell table:formula="of:=[.$T$2]*[.S17]" office:value-type="float" office:value="6129411.40000026" calcext:value-type="float">
            <text:p>6129411.40000026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332301363" calcext:value-type="percentage">
            <text:p>98.833%</text:p>
          </table:table-cell>
          <table:table-cell table:style-name="ce14" table:formula="of:=([.S16]+[.S17])/2" office:value-type="float" office:value="85.7625000000003" calcext:value-type="float">
            <text:p>85.8</text:p>
          </table:table-cell>
          <table:table-cell table:formula="of:=[.$T$2]*[.S18]" office:value-type="float" office:value="5976960.15000002" calcext:value-type="float">
            <text:p>5976960.1500000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240.0]" calcext:value-type="string">
            <text:p>Int: 1660 [23,24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045.0%" calcext:value-type="string">
            <text:p>Resilience: 5,045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0.45" calcext:value-type="percentage">
            <text:p>504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43" calcext:value-type="percentage">
            <text:p>17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6.65" calcext:value-type="percentage">
            <text:p>166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3" calcext:value-type="percentage">
            <text:p>130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E27:.AE178])" office:value-type="percentage" office:value="13" calcext:value-type="percentage">
            <text:p>130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19.48" calcext:value-type="percentage">
            <text:p>19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48" calcext:value-type="percentage">
            <text:p>6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23" calcext:value-type="percentage">
            <text:p>62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795.0%" calcext:value-type="string">
            <text:p>w/Mantle: <text:s text:c="2"/>5,795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1,948.0%" calcext:value-type="string">
            <text:p>Speed+: <text:s text:c="4"/>1,948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665.0%" calcext:value-type="string">
            <text:p>Damage+: <text:s text:c="3"/>1,665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" table:formula="of:=[.D25]+([.C25]-1)*20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formula="of:=[.D26]+([.C26]-1)*20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3" table:formula="of:=[.D27]+([.C27]-1)*20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4" calcext:value-type="percentage">
            <text:p>74.00%</text:p>
          </table:table-cell>
          <table:table-cell table:style-name="ce35" table:formula="of:=[.P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4" calcext:value-type="percentage">
            <text:p>74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4" calcext:value-type="percentage">
            <text:p>74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4" calcext:value-type="percentage">
            <text:p>74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28]+([.C28]-1)*20" office:value-type="float" office:value="46" calcext:value-type="float">
            <text:p>46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4" table:formula="of:=[.D29]+([.C29]-1)*20" office:value-type="float" office:value="42" calcext:value-type="float">
            <text:p>42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0]+([.C30]-1)*20" office:value-type="float" office:value="49" calcext:value-type="float">
            <text:p>4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45" calcext:value-type="percentage">
            <text:p>124.50%</text:p>
          </table:table-cell>
          <table:table-cell table:style-name="ce37" table:formula="of:=[.S30]" office:value-type="percentage" office:value="17.43" calcext:value-type="percentage">
            <text:p>174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43" calcext:value-type="percentage">
            <text:p>174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23" calcext:value-type="percentage">
            <text:p>62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1]+([.C31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6" calcext:value-type="percentage">
            <text:p>96.00%</text:p>
          </table:table-cell>
          <table:table-cell table:style-name="ce38" table:formula="of:=[.V31]" office:value-type="percentage" office:value="9.6" calcext:value-type="percentage">
            <text:p>96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6" calcext:value-type="percentage">
            <text:p>96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5.5] [296.0s to full]" calcext:value-type="string">
            <text:p>hp/s: <text:s text:c="4"/>0.34% [235.5] [296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1.3] [210.4s to full]" calcext:value-type="string">
            <text:p>w/Mantle: 0.48% [331.3] [210.4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34]+([.C3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690%     [hp x  76.39]" calcext:value-type="string">
            <text:p>Mitigation: <text:s text:c="6"/>98.690% <text:s text:c="4"/>[hp x <text:s/>76.39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" table:formula="of:=[.D37]+([.C37]-1)*20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6" calcext:value-type="percentage">
            <text:p>146.00%</text:p>
          </table:table-cell>
          <table:table-cell table:style-name="ce34" table:formula="of:=[.P37]" office:value-type="percentage" office:value="17.52" calcext:value-type="percentage">
            <text:p>1752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52" calcext:value-type="percentage">
            <text:p>1752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323,597.6 [hp x 290.27]" calcext:value-type="string">
            <text:p>Effective Health: 5,323,597.6 [hp x 290.27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38]+([.C38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6" calcext:value-type="percentage">
            <text:p>56.00%</text:p>
          </table:table-cell>
          <table:table-cell table:style-name="ce9" table:formula="of:=[.P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6" calcext:value-type="percentage">
            <text:p>56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40]+([.C40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03%     [hp x  83.58]" calcext:value-type="string">
            <text:p>Mitigation: <text:s text:c="6"/>98.803% <text:s text:c="4"/>[hp x <text:s/>83.58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" table:formula="of:=[.D41]+([.C41]-1)*20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824,508.9 [hp x 317.59]" calcext:value-type="string">
            <text:p>Effective Health: 5,824,508.9 [hp x 317.59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3]+([.C43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2  Archon Strike [E]               x5 [6.0m range]" calcext:value-type="string">
            <text:p>3-2 <text:s/>Archon Strike [E] <text:s text:c="14"/>x5 [6.0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16" table:formula="of:=[.D45]+([.C45]-1)*20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4" calcext:value-type="percentage">
            <text:p>54.00%</text:p>
          </table:table-cell>
          <table:table-cell table:style-name="ce39" table:formula="of:=[.AH45]" office:value-type="percentage" office:value="6.48" calcext:value-type="percentage">
            <text:p>648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48" calcext:value-type="percentage">
            <text:p>648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48" calcext:value-type="percentage">
            <text:p>648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10 Sentinel Reconstruction [E]     x5 " calcext:value-type="string">
            <text:p>3-10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46]+([.C46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705" calcext:value-type="percentage">
            <text:p>70.50%</text:p>
          </table:table-cell>
          <table:table-cell table:style-name="ce37" table:formula="of:=[.V46]" office:value-type="percentage" office:value="7.05" calcext:value-type="percentage">
            <text:p>70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7.05" calcext:value-type="percentage">
            <text:p>70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8  Azarinth Awakening [E]         x10 [74.0% =&gt; 740.0% Resilience, Speed, Intelligence and Strength]" calcext:value-type="string">
            <text:p>3-8 <text:s/>Azarinth Awakening [E] <text:s text:c="8"/>x10 [74.0% =&gt; 74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6  Transfer [E]                    x1 " calcext:value-type="string">
            <text:p>3-6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2  Arcane Dominion [E]             x1 " calcext:value-type="string">
            <text:p>3-2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9  Sentinel Core [E]              x14 [44.5% =&gt; 623.0% Durability, 124.5% =&gt; 1,743.0% Health Regen, 25.0% =&gt; 350.0% Magic Resistance]" calcext:value-type="string">
            <text:p>3-9 <text:s/>Sentinel Core [E] <text:s text:c="13"/>x14 [44.5% =&gt; 623.0% Durability, 124.5% =&gt; 1,743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50]+([.C50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1" calcext:value-type="percentage">
            <text:p>61.00%</text:p>
          </table:table-cell>
          <table:table-cell table:style-name="ce9" table:formula="of:=[.P50]" office:value-type="percentage" office:value="7.93" calcext:value-type="percentage">
            <text:p>793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7.93" calcext:value-type="percentage">
            <text:p>793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2  Eternal Brawling [E]           x10 [96.0% =&gt; 960.0% Damage, 1.50% DR/attack]" calcext:value-type="string">
            <text:p>3-2 <text:s/>Eternal Brawling [E] <text:s text:c="10"/>x10 [96.0% =&gt; 960.0% Damage, 1.50% DR/attack]</text:p>
          </table:table-cell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1]+([.C51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6  Arcane Circulation [E]         x10 [112.5% to Deconstruction/Reconstruction]" calcext:value-type="string">
            <text:p>3-6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54]+([.C54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2  Mantle of the Titan [E]        x12 [146.0% =&gt; 1,752.0% Resilience]" calcext:value-type="string">
            <text:p>3-2 <text:s/>Mantle of the Titan [E] <text:s text:c="7"/>x12 [146.0% =&gt; 1,752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2  Titan Core [E]                 x10 [56.0% =&gt; 560.0% Resilience, Speed, Strength, Intelligence and Dexterity, 10% =&gt; 100% weight/min]" calcext:value-type="string">
            <text:p>3-2 <text:s/>Titan Core [E] <text:s text:c="16"/>x10 [56.0% =&gt; 560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2  Embered Heart [E]              x12 " calcext:value-type="string">
            <text:p>3-2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1  Tempered Seal [E]               x3 " calcext:value-type="string">
            <text:p>3-1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6  Ashen Wings [E]                x12 " calcext:value-type="string">
            <text:p>3-6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8  Avatar of Ash [E]              x12 [54.0% =&gt; 648.0% Reflexes and Speed]" calcext:value-type="string">
            <text:p>3-8 <text:s/>Avatar of Ash [E] <text:s text:c="13"/>x12 [54.0% =&gt; 648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1  Embered Form [E]               x10 [70.5% =&gt; 705.0% Damage]" calcext:value-type="string">
            <text:p>3-1 <text:s/>Embered Form [E] <text:s text:c="14"/>x10 [70.5% =&gt; 705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2  Fires of Creation [E]          x13 [61.0% =&gt; 793.0% Resilience, 3.00% mana/health returned]" calcext:value-type="string">
            <text:p>3-2 <text:s/>Fires of Creation [E] <text:s text:c="9"/>x13 [61.0% =&gt; 793.0% Resilience, 3.0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1  Space Manipulation [E]         x13 " calcext:value-type="string">
            <text:p>3-1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302]: 2" calcext:value-type="string">
            <text:p>Available [2302]: 2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302" calcext:value-type="float">
            <text:p>2302</text:p>
          </table:table-cell>
          <table:table-cell table:formula="of:=FLOOR([.F77]/10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2" calcext:value-type="float">
            <text:p>22</text:p>
          </table:table-cell>
          <table:table-cell/>
          <table:table-cell table:formula="of:=[.G77]+[.H77]-[.I77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7 Ashen Limbs" calcext:value-type="string">
            <text:p>1-17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formula="of:=[.D78]+([.C78]-1)*20" office:value-type="float" office:value="17" calcext:value-type="float">
            <text:p>17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2 Bulwark of Ash" calcext:value-type="string">
            <text:p>1-12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formula="of:=[.D79]+([.C79]-1)*20" office:value-type="float" office:value="12" calcext:value-type="float">
            <text:p>12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6  Dancing" calcext:value-type="string">
            <text:p>1-6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4 Deviant of Humanity" calcext:value-type="string">
            <text:p>3-24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81]+([.C81]-1)*20" office:value-type="float" office:value="64" calcext:value-type="float">
            <text:p>64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85]+([.C85]-1)*20" office:value-type="float" office:value="7" calcext:value-type="float">
            <text:p>7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2  Minor Earth Manipulation" calcext:value-type="string">
            <text:p>1-2 <text:s/>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91]+([.C91]-1)*20" office:value-type="float" office:value="2" calcext:value-type="float">
            <text:p>2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2  Minor Ice Manipulation" calcext:value-type="string">
            <text:p>1-2 <text:s/>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92]+([.C92]-1)*20" office:value-type="float" office:value="2" calcext:value-type="float">
            <text:p>2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2  Minor Lava Manipulation" calcext:value-type="string">
            <text:p>1-2 <text:s/>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93]+([.C93]-1)*20" office:value-type="float" office:value="2" calcext:value-type="float">
            <text:p>2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1-8  Monstrous" calcext:value-type="string">
            <text:p>1-8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95]+([.C95]-1)*20" office:value-type="float" office:value="8" calcext:value-type="float">
            <text:p>8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96]+([.C96]-1)*20" office:value-type="float" office:value="30" calcext:value-type="float">
            <text:p>3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97]+([.C97]-1)*20" office:value-type="float" office:value="33" calcext:value-type="float">
            <text:p>33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2 Soul Perception" calcext:value-type="string">
            <text:p>1-12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98]+([.C98]-1)*20" office:value-type="float" office:value="12" calcext:value-type="float">
            <text:p>12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1-19 Spear of Ash" calcext:value-type="string">
            <text:p>1-19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99]+([.C99]-1)*20" office:value-type="float" office:value="19" calcext:value-type="float">
            <text:p>19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9  Teaching" calcext:value-type="string">
            <text:p>1-9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0]+([.C100]-1)*20" office:value-type="float" office:value="9" calcext:value-type="float">
            <text:p>9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3  Telepathy" calcext:value-type="string">
            <text:p>1-3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01]+([.C101]-1)*20" office:value-type="float" office:value="3" calcext:value-type="float">
            <text:p>3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106]+([.C106]-1)*20" office:value-type="float" office:value="61" calcext:value-type="float">
            <text:p>61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1%" calcext:value-type="string">
            <text:p>71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7]+([.C107]-1)*20" office:value-type="float" office:value="24" calcext:value-type="float">
            <text:p>24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29%" calcext:value-type="string">
            <text:p>29%</text:p>
          </table:table-cell>
          <table:table-cell table:formula="of:=TEXT(VLOOKUP([.E107];[.$BI$2:.$BK$81];3);  &quot;0#%&quot;)" office:value-type="string" office:string-value="48%" calcext:value-type="string">
            <text:p>4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7%" calcext:value-type="string">
            <text:p>57%</text:p>
          </table:table-cell>
          <table:table-cell table:formula="of:=TEXT(VLOOKUP([.E109];[.$BI$2:.$BK$81];3);  &quot;0#%&quot;)" office:value-type="string" office:string-value="94%" calcext:value-type="string">
            <text:p>94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3]+([.C113]-1)*20" office:value-type="float" office:value="38" calcext:value-type="float">
            <text:p>38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3%" calcext:value-type="string">
            <text:p>43%</text:p>
          </table:table-cell>
          <table:table-cell table:formula="of:=TEXT(VLOOKUP([.E113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45%" calcext:value-type="string">
            <text:p>45%</text:p>
          </table:table-cell>
          <table:table-cell table:formula="of:=TEXT(VLOOKUP([.E11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27" calcext:value-type="float">
            <text:p>2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2%" calcext:value-type="string">
            <text:p>32%</text:p>
          </table:table-cell>
          <table:table-cell table:formula="of:=TEXT(VLOOKUP([.E118];[.$BI$2:.$BK$81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2]+([.C122]-1)*20" office:value-type="float" office:value="10" calcext:value-type="float">
            <text:p>10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0%" calcext:value-type="string">
            <text:p>10%</text:p>
          </table:table-cell>
          <table:table-cell table:formula="of:=TEXT(VLOOKUP([.E122];[.$BI$2:.$BK$81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7   [57% - 94%] Earth Resistance" calcext:value-type="string">
            <text:p>3-7 <text:s text:c="2"/>[57% - 94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4]+([.C124]-1)*20" office:value-type="float" office:value="47" calcext:value-type="float">
            <text:p>47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I$2:.$BK$81];2); &quot;0#%&quot;)" office:value-type="string" office:string-value="57%" calcext:value-type="string">
            <text:p>57%</text:p>
          </table:table-cell>
          <table:table-cell table:formula="of:=TEXT(VLOOKUP([.E124];[.$BI$2:.$BK$81];3);  &quot;0#%&quot;)" office:value-type="string" office:string-value="94%" calcext:value-type="string">
            <text:p>94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2   [27% - 44%] Fear Resistance" calcext:value-type="string">
            <text:p>2-2 <text:s text:c="2"/>[27% - 44%] Fear Resistance</text:p>
          </table:table-cell>
          <table:table-cell table:style-name="ce13" office:value-type="string" calcext:value-type="string">
            <text:p>Fear Resistance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126]+([.C126]-1)*20" office:value-type="float" office:value="22" calcext:value-type="float">
            <text:p>22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7%" calcext:value-type="string">
            <text:p>27%</text:p>
          </table:table-cell>
          <table:table-cell table:formula="of:=TEXT(VLOOKUP([.E126];[.$BI$2:.$BK$81];3);  &quot;0#%&quot;)" office:value-type="string" office:string-value="44%" calcext:value-type="string">
            <text:p>44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35]+([.C135]-1)*20" office:value-type="float" office:value="50" calcext:value-type="float">
            <text:p>50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0%" calcext:value-type="string">
            <text:p>60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8]+([.C148]-1)*20" office:value-type="float" office:value="4" calcext:value-type="float">
            <text:p>4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1];2); &quot;0#%&quot;)" office:value-type="string" office:string-value="06%" calcext:value-type="string">
            <text:p>06%</text:p>
          </table:table-cell>
          <table:table-cell table:formula="of:=TEXT(VLOOKUP([.E148];[.$BI$2:.$BK$81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49]+([.C149]-1)*20" office:value-type="float" office:value="1" calcext:value-type="float">
            <text:p>1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5%" calcext:value-type="string">
            <text:p>05%</text:p>
          </table:table-cell>
          <table:table-cell table:formula="of:=TEXT(VLOOKUP([.E149];[.$BI$2:.$BK$81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19  [44% - 78%] Soul Magic Resistance" calcext:value-type="string">
            <text:p>2-19 <text:s/>[44% - 78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51]+([.C151]-1)*20" office:value-type="float" office:value="39" calcext:value-type="float">
            <text:p>39</text:p>
          </table:table-cell>
          <table:table-cell table:formula="of:=IF([.D151]&lt;10;&quot;  &quot;; &quot; &quot;)" office:value-type="string" office:string-value=" " calcext:value-type="string">
            <text:p><text:s/></text:p>
          </table:table-cell>
          <table:table-cell table:formula="of:=TEXT(VLOOKUP([.E151];[.$BI$2:.$BK$81];2); &quot;0#%&quot;)" office:value-type="string" office:string-value="44%" calcext:value-type="string">
            <text:p>44%</text:p>
          </table:table-cell>
          <table:table-cell table:formula="of:=TEXT(VLOOKUP([.E151];[.$BI$2:.$BK$81];3);  &quot;0#%&quot;)" office:value-type="string" office:string-value="78%" calcext:value-type="string">
            <text:p>7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9   [59% - 95%] Space Magic Resistance" calcext:value-type="string">
            <text:p>3-9 <text:s text:c="2"/>[59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53]+([.C153]-1)*20" office:value-type="float" office:value="49" calcext:value-type="float">
            <text:p>49</text:p>
          </table:table-cell>
          <table:table-cell table:formula="of:=IF([.D153]&lt;10;&quot;  &quot;; &quot; &quot;)" office:value-type="string" office:string-value="  " calcext:value-type="string">
            <text:p><text:s text:c="2"/></text:p>
          </table:table-cell>
          <table:table-cell table:formula="of:=TEXT(VLOOKUP([.E153];[.$BI$2:.$BK$81];2); &quot;0#%&quot;)" office:value-type="string" office:string-value="59%" calcext:value-type="string">
            <text:p>59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59]+([.C159]-1)*20" office:value-type="float" office:value="56" calcext:value-type="float">
            <text:p>56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6%" calcext:value-type="string">
            <text:p>66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61]+([.C161]-1)*20" office:value-type="float" office:value="50" calcext:value-type="float">
            <text:p>50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0%" calcext:value-type="string">
            <text:p>60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4   [54% - 88%] Wood Magic Resistance" calcext:value-type="string">
            <text:p>3-4 <text:s text:c="2"/>[54% - 88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2]+([.C162]-1)*20" office:value-type="float" office:value="44" calcext:value-type="float">
            <text:p>44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4%" calcext:value-type="string">
            <text:p>54%</text:p>
          </table:table-cell>
          <table:table-cell table:formula="of:=TEXT(VLOOKUP([.E162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3 2nd tier" calcext:value-type="string">
            <text:p>23 2nd tier</text:p>
          </table:table-cell>
          <table:table-cell table:formula="of:=COUNTIF([.$C$106:.$C$162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18 3rd tier" calcext:value-type="string">
            <text:p>18 3rd tier</text:p>
          </table:table-cell>
          <table:table-cell table:formula="of:=COUNTIF([.$C$106:.$C$162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50.7 kgs   [1,654.9 lbs] [0.83 tons]" calcext:value-type="string">
            <text:p>Weight: <text:s text:c="2"/>750.7 kgs <text:s text:c="2"/>[1,654.9 lbs] [0.83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50.7" calcext:value-type="string">
            <text:p>750.7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54.9" calcext:value-type="string">
            <text:p>1,654.9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3" calcext:value-type="string">
            <text:p>0.83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3,807.1 kgs [140,670.5 lbs] [70.34 tons]" calcext:value-type="string">
            <text:p>Maxed: 63,807.1 kgs [140,670.5 lbs] [70.34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3,807.1" calcext:value-type="string">
            <text:p>63,807.1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0,670.5" calcext:value-type="string">
            <text:p>140,670.5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0.34" calcext:value-type="string">
            <text:p>70.3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66]*15%;&quot;%&quot;)" office:value-type="string" office:string-value="270%" calcext:value-type="string">
            <text:p>270%</text:p>
          </table:table-cell>
          <table:table-cell table:formula="of:=TEXT([.B165]*10%;&quot;%&quot;)" office:value-type="string" office:string-value="230%" calcext:value-type="string">
            <text:p>23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490.0" calcext:value-type="string">
            <text:p>7,490.0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240.0" calcext:value-type="string">
            <text:p>23,240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045.0%" calcext:value-type="string">
            <text:p>5,04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795.0%" calcext:value-type="string">
            <text:p>5,79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1,948.0%" calcext:value-type="string">
            <text:p>1,94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665.0%" calcext:value-type="string">
            <text:p>1,66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5.5" calcext:value-type="string">
            <text:p>235.5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6.0" calcext:value-type="string">
            <text:p>296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1.3" calcext:value-type="string">
            <text:p>331.3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10.4" calcext:value-type="string">
            <text:p>210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690%" calcext:value-type="string">
            <text:p>98.690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6.39" calcext:value-type="string">
            <text:p>76.39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323,597.6" calcext:value-type="string">
            <text:p>5,323,597.6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90.27" calcext:value-type="string">
            <text:p>290.27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03%" calcext:value-type="string">
            <text:p>98.803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3.58" calcext:value-type="string">
            <text:p>83.58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24,508.9" calcext:value-type="string">
            <text:p>5,824,508.9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17.59" calcext:value-type="string">
            <text:p>317.59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6.0" calcext:value-type="string">
            <text:p>6.0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10" calcext:value-type="float">
            <text:p>10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8" calcext:value-type="float">
            <text:p>8</text:p>
          </table:table-cell>
          <table:table-cell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4.0% =&gt; 740.0%" calcext:value-type="string">
            <text:p>74.0% =&gt; 74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6" calcext:value-type="float">
            <text:p>6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" calcext:value-type="float">
            <text:p>2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9" calcext:value-type="float">
            <text:p>9</text:p>
          </table:table-cell>
          <table:table-cell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4.5% =&gt; 623.0%" calcext:value-type="string">
            <text:p>44.5% =&gt; 62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4.5% =&gt; 1,743.0%" calcext:value-type="string">
            <text:p>124.5% =&gt; 1,74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2" calcext:value-type="float">
            <text:p>2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6.0% =&gt; 960.0%" calcext:value-type="string">
            <text:p>96.0% =&gt; 960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1.50%" calcext:value-type="string">
            <text:p>1.50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6" calcext:value-type="float">
            <text:p>6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" calcext:value-type="float">
            <text:p>2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6.0% =&gt; 1,752.0%" calcext:value-type="string">
            <text:p>146.0% =&gt; 1,752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" calcext:value-type="float">
            <text:p>2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6.0% =&gt; 560.0%" calcext:value-type="string">
            <text:p>56.0% =&gt; 56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" calcext:value-type="float">
            <text:p>2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1" calcext:value-type="float">
            <text:p>1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6" calcext:value-type="float">
            <text:p>6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8" calcext:value-type="float">
            <text:p>8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4.0% =&gt; 648.0%" calcext:value-type="string">
            <text:p>54.0% =&gt; 648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1" calcext:value-type="float">
            <text:p>1</text:p>
          </table:table-cell>
          <table:table-cell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70.5% =&gt; 705.0%" calcext:value-type="string">
            <text:p>70.5% =&gt; 705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" calcext:value-type="float">
            <text:p>2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1.0% =&gt; 793.0%" calcext:value-type="string">
            <text:p>61.0% =&gt; 793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3.00%" calcext:value-type="string">
            <text:p>3.0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1" calcext:value-type="float">
            <text:p>11</text:p>
          </table:table-cell>
          <table:table-cell table:formula="of:=[.$E$253]-[.E280]+1+IF([.K51]&lt;10;1;0)" office:value-type="float" office:value="21" calcext:value-type="float">
            <text:p>21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    " calcext:value-type="string">
            <text:p><text:s text:c="21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" calcext:value-type="float">
            <text:p>1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302" calcext:value-type="float">
            <text:p>2302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2:33:36.5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5-18T12:34:21.526000000</dc:date>
    <meta:generator>LibreOffice/7.0.5.2$Windows_X86_64 LibreOffice_project/64390860c6cd0aca4beafafcfd84613dd9dfb63a</meta:generator>
    <meta:editing-duration>P1DT4H42M59S</meta:editing-duration>
    <meta:editing-cycles>191</meta:editing-cycles>
    <meta:document-statistic meta:table-count="1" meta:cell-count="2158" meta:object-count="0"/>
    <meta:user-defined meta:name="AppVersion">16.0300</meta:user-defined>
  </office:meta>
</office:document-meta>
</file>